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ir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How much land is there? </text:p>
      <text:p text:style-name="P1"/>
      <text:p text:style-name="P1">This planet is 783 miles in curcumference, which means at 2 mph that the slug moves (DO WE WANT THIS IN KM? SCIENCE IS IN KM.) We circle the planet once every 369 hours. </text:p>
      <text:p text:style-name="P1"/>
      <text:p text:style-name="P1">Laura had never heard facts like these before always there had been a shine of “god's ways” or mysteries of the tech, unknowable. </text:p>
      <text:p text:style-name="P1"/>
      <text:p text:style-name="P1"><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1"/>
      <text:p text:style-name="P1">Laura looked down the cavernous length of the slugs internals and the river of soil and stone that was melting and moving before her eyes. </text:p>
      <text:p text:style-name="P1"/>
      <text:p text:style-name="P1">Come on, let's go. I have things I need to show you. </text:p>
      <text:p text:style-name="P1"/>
      <text:p text:style-name="P1">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1"/>
      <text:p text:style-name="P1">Arthur patted the root with affectoion. </text:p>
      <text:p text:style-name="P1"/>
      <text:p text:style-name="P1">Isn't she beautiful? She took me six months to grow. One of the most amazing genetic engineering feats I've achoplmishe yet. </text:p>
      <text:p text:style-name="P1"/>
      <text:p text:style-name="P1">Laura ran her hands down the hard knotted surface of the root. There was pride in the technician's eyes.</text:p>
      <text:p text:style-name="P1"><text:line-break/>“I feel the same way about my pigs.” </text:p>
      <text:p text:style-name="P1"/>
      <text:p text:style-name="P1">If he heard her he did not ackwnoldge it. He climbed into the Maw. </text:p>
      <text:p text:style-name="P1"/>
      <text:p text:style-name="P1">Laura hesitated. If she was caught, alone and away form her station she'd be severly punnished. But she wanted to read. </text:p>
      <text:p text:style-name="P1"/>
      <text:p text:style-name="P1">Come on girl. Brave. She passed the steaming gnarled entrance and climbed into the laboratory. </text:p>
      <text:p text:style-name="P1"/>
      <text:p text:style-name="P1">The root was her guide as she crawed up the pipes and wires through to the hidden marvel that was Aurther's work shop. </text:p>
      <text:p text:style-name="P1"/>
      <text:p text:style-name="P1">It was circular and the floor was the pedal of the enormous root they had climbed. Overhead was an incredible light that the pedal was drinking in but it looked foreine and organic, nothing like the mettalic man made features of the slug around them. </text:p>
      <text:p text:style-name="P1"/>
      <text:p text:style-name="P1">Arther imediately was absorbed in the work on the bench in front of him. Without takeing his hands off the tinkering in front of him he arched his head towards a viewer on the wall. </text:p>
      <text:p text:style-name="P1"/>
      <text:p text:style-name="P1">Watch that. </text:p>
      <text:p text:style-name="P1"/>
      <text:p text:style-name="P1">Laura did not obey. </text:p>
      <text:p text:style-name="P1"/>
      <text:p text:style-name="P1">No no you have to do the guide bit for all this. </text:p>
      <text:p text:style-name="P1"/>
      <text:p text:style-name="P1">Aurther seemed stunned that he wasn't looking at his samples any longer, but instead spun around in his <text:soft-page-break/>chair and facing laura. </text:p>
      <text:p text:style-name="P1"/>
      <text:p text:style-name="P1">What is all this? How did you make that! What is that!!? Said Laura Why does it smell that way? </text:p>
      <text:p text:style-name="P1"/>
      <text:p text:style-name="P1">Aurthur blinked slowly. </text:p>
      <text:p text:style-name="P1"/>
      <text:p text:style-name="P1">I don't usually speak to people. I've reached the end of my social abilities. I'd like to be with my work please. </text:p>
      <text:p text:style-name="P1"/>
      <text:p text:style-name="P1">Well when can you tell me about this? </text:p>
      <text:p text:style-name="P1"/>
      <text:p text:style-name="P1">Watch the transmission and I will do my best to recharge. After that we can talk again, and I'll tell you about that. </text:p>
      <text:p text:style-name="P1"/>
      <text:p text:style-name="P1">Alllllright. Said Laura disapointedly. </text:p>
      <text:p text:style-name="P1"/>
      <text:p text:style-name="P1">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1"/>
      <text:p text:style-name="P1">The pedal was firm to lauras footsteps. She bounced across it to the terminal </text:p>
      <text:p text:style-name="P1"/>
      <text:p text:style-name="P1">“How the... how do you work this...</text:p>
      <text:p text:style-name="P1"/>
      <text:p text:style-name="P1">“The buttons on the bottom of the casing. The green one. Press it” said authur, his voice monotone and mechanical </text:p>
      <text:p text:style-name="P1"/>
      <text:p text:style-name="P1">Laura pressed the button and the screen glowed a cathode ray emerald green. She was met with a few choices. </text:p>
      <text:p text:style-name="P1"/>
      <text:p text:style-name="P1">“Choose viewer, then “Introduction” said Aruther as if he was looking over her shoulder. </text:p>
      <text:p text:style-name="P1"/>
      <text:p text:style-name="P1"/>
      <text:p text:style-name="P1"/>
      <text:p text:style-name="P1"/>
      <text:p text:style-name="P1"/>
      <text:p text:style-name="P1"/>
      <text:p text:style-name="P1">IDEA</text:p>
      <text:p text:style-name="P1"><text:s/>The merchant kid who is spoiled and has the empire but has to make his deals. Make him make deals with drugs and completely turn his soceity upside down. The good king must die. Then have his arc be redemption and being absorbed into the collective? <text:line-break/></text:p>
      <text:p text:style-name="P1"/>
      <text:p text:style-name="P1"/>
      <text:p text:style-name="P1"/>
      <text:p text:style-name="P1"/>
      <text:p text:style-name="P1"/>
      <text:p text:style-name="P1"/>
      <text:p text:style-name="P1"><text:soft-page-break/></text:p>
      <text:p text:style-name="P1"/>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3-23T15:32:02.38</dc:date>
    <dc:creator>Blake Stanger</dc:creator>
    <meta:editing-duration>P2DT21H51M54S</meta:editing-duration>
    <meta:editing-cycles>23</meta:editing-cycles>
    <meta:generator>OpenOffice/4.1.11$Win32 OpenOffice.org_project/4111m1$Build-9808</meta:generator>
    <meta:document-statistic meta:table-count="0" meta:image-count="0" meta:object-count="0" meta:page-count="25" meta:paragraph-count="454" meta:word-count="9954" meta:character-count="54278"/>
  </office:meta>
</office:document-meta>
</file>